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fb39b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fb39b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fb39b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fb39b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fb39b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fb39b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fb39b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fb39b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fb39b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fb39b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fb39b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fb39b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fb39b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fb39b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fb39b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fb39b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fb39b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Luis Augusto Millán Rivero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9/9/2015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514338970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3ER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Aristalia Del Valle Rivero Vilori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4338970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37.574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2" meta:paragraph-count="15" meta:word-count="178" meta:character-count="1173" meta:non-whitespace-character-count="1004"/>
    <meta:template xlink:type="simple" xlink:actuate="onRequest" xlink:title="Normal" xlink:href=""/>
  </office:meta>
</office:document-meta>
</file>